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1.924cm" table:align="left"/>
    </style:style>
    <style:style style:name="Tableau1.A" style:family="table-column">
      <style:table-column-properties style:column-width="1.365cm"/>
    </style:style>
    <style:style style:name="Tableau1.B" style:family="table-column">
      <style:table-column-properties style:column-width="4.616cm"/>
    </style:style>
    <style:style style:name="Tableau1.C" style:family="table-column">
      <style:table-column-properties style:column-width="5.943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6.68cm"/>
    </style:style>
    <style:style style:name="Tableau2.B" style:family="table-column">
      <style:table-column-properties style:column-width="3.443cm"/>
    </style:style>
    <style:style style:name="Tableau2.C" style:family="table-column">
      <style:table-column-properties style:column-width="6.877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top="0cm" fo:margin-bottom="0.247cm" style:contextual-spacing="false" fo:line-height="115%"/>
    </style:style>
    <style:style style:name="P2" style:family="paragraph" style:parent-style-name="Text_20_body" style:list-style-name="L1"/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Quotations">
      <style:paragraph-properties fo:margin-top="0cm" fo:margin-bottom="0.247cm" style:contextual-spacing="false" fo:line-height="115%"/>
    </style:style>
    <style:style style:name="P5" style:family="paragraph" style:parent-style-name="Heading_20_2">
      <style:paragraph-properties fo:margin-top="0cm" fo:margin-bottom="0.247cm" style:contextual-spacing="false" fo:line-height="115%"/>
    </style:style>
    <style:style style:name="P6" style:family="paragraph" style:parent-style-name="Quotations" style:list-style-name="L2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🌍 Projection mondiale sur 5 ans – Impact du système Qto8 (Q2→Q8)</text:span></text:h>
      <text:h text:style-name="P1" text:outline-level="3">Hypothèses de base :</text:h>
      <text:list text:style-name="L1">
        <text:list-item>
          <text:p text:style-name="P2">💬 <text:span text:style-name="Strong_20_Emphasis">Volume estimé de requêtes LLM en 2025 :</text:span> ~1,2 trillion (1 200 milliards) de requêtes par an dans le monde.</text:p>
        </text:list-item>
        <text:list-item>
          <text:p text:style-name="P2">📈 <text:span text:style-name="Strong_20_Emphasis">Croissance moyenne annuelle estimée :</text:span> +30 % par an.</text:p>
        </text:list-item>
        <text:list-item>
          <text:p text:style-name="P2">⚡ <text:span text:style-name="Strong_20_Emphasis">Coût moyen par réponse LLM actuelle (cloud+GPU) :</text:span> 0,01 $ à 0,02 $</text:p>
        </text:list-item>
        <text:list-item>
          <text:p text:style-name="P2">✅ <text:span text:style-name="Strong_20_Emphasis">Économie moyenne avec Qto8 (modèle Q2 avec base Q8) :</text:span> ~80 %</text:p>
        </text:list-item>
        <text:list-item>
          <text:p text:style-name="P2">🌿 <text:span text:style-name="Strong_20_Emphasis">Réduction énergétique moyenne par requête :</text:span> 10 à 50x selon architecture.</text:p>
        </text:list-item>
      </text:list>
      <text:p text:style-name="P3"/>
      <text:h text:style-name="P1" text:outline-level="3">🔢 <text:span text:style-name="Strong_20_Emphasis">Estimation mondiale (modérée) sur 5 ans :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Année</text:p>
            </table:table-cell>
            <table:table-cell table:style-name="Tableau1.A1" office:value-type="string">
              <text:p text:style-name="Table_20_Heading">Requêtes annuelles (est.)</text:p>
            </table:table-cell>
            <table:table-cell table:style-name="Tableau1.A1" office:value-type="string">
              <text:p text:style-name="Table_20_Heading">Économie potentielle avec Qto8</text:p>
            </table:table-cell>
          </table:table-row>
        </table:table-header-rows>
        <table:table-row>
          <table:table-cell table:style-name="Tableau1.A1" office:value-type="string">
            <text:p text:style-name="Table_20_Contents">2025</text:p>
          </table:table-cell>
          <table:table-cell table:style-name="Tableau1.A1" office:value-type="string">
            <text:p text:style-name="Table_20_Contents">1 200 milliards</text:p>
          </table:table-cell>
          <table:table-cell table:style-name="Tableau1.A1" office:value-type="string">
            <text:p text:style-name="Table_20_Contents">9 à 18 milliards $</text:p>
          </table:table-cell>
        </table:table-row>
        <table:table-row>
          <table:table-cell table:style-name="Tableau1.A1" office:value-type="string">
            <text:p text:style-name="Table_20_Contents">2026</text:p>
          </table:table-cell>
          <table:table-cell table:style-name="Tableau1.A1" office:value-type="string">
            <text:p text:style-name="Table_20_Contents">1 560 milliards</text:p>
          </table:table-cell>
          <table:table-cell table:style-name="Tableau1.A1" office:value-type="string">
            <text:p text:style-name="Table_20_Contents">11,7 à 23,4 milliards $</text:p>
          </table:table-cell>
        </table:table-row>
        <table:table-row>
          <table:table-cell table:style-name="Tableau1.A1" office:value-type="string">
            <text:p text:style-name="Table_20_Contents">2027</text:p>
          </table:table-cell>
          <table:table-cell table:style-name="Tableau1.A1" office:value-type="string">
            <text:p text:style-name="Table_20_Contents">2 028 milliards</text:p>
          </table:table-cell>
          <table:table-cell table:style-name="Tableau1.A1" office:value-type="string">
            <text:p text:style-name="Table_20_Contents">15 à 30 milliards $</text:p>
          </table:table-cell>
        </table:table-row>
        <table:table-row>
          <table:table-cell table:style-name="Tableau1.A1" office:value-type="string">
            <text:p text:style-name="Table_20_Contents">2028</text:p>
          </table:table-cell>
          <table:table-cell table:style-name="Tableau1.A1" office:value-type="string">
            <text:p text:style-name="Table_20_Contents">2 636 milliards</text:p>
          </table:table-cell>
          <table:table-cell table:style-name="Tableau1.A1" office:value-type="string">
            <text:p text:style-name="Table_20_Contents">19 à 38 milliards $</text:p>
          </table:table-cell>
        </table:table-row>
        <table:table-row>
          <table:table-cell table:style-name="Tableau1.A1" office:value-type="string">
            <text:p text:style-name="Table_20_Contents">2029</text:p>
          </table:table-cell>
          <table:table-cell table:style-name="Tableau1.A1" office:value-type="string">
            <text:p text:style-name="Table_20_Contents">3 426 milliards</text:p>
          </table:table-cell>
          <table:table-cell table:style-name="Tableau1.A1" office:value-type="string">
            <text:p text:style-name="Table_20_Contents">25 à 50 milliards $</text:p>
          </table:table-cell>
        </table:table-row>
      </table:table>
      <text:p text:style-name="P4">💰 <text:span text:style-name="Strong_20_Emphasis">Total potentiel économisé sur 5 ans (monde)</text:span> : <text:span text:style-name="Strong_20_Emphasis">~80 à 160 milliards de dollars</text:span>, rien qu’en coûts de génération LLM.</text:p>
      <text:p text:style-name="P4">♻️ <text:span text:style-name="Strong_20_Emphasis">Réduction énergétique cumulée estimée :</text:span> <text:span text:style-name="Strong_20_Emphasis">plusieurs térawattheures (TWh)</text:span> — équivalent à la consommation annuelle d’un pays comme la Slovénie ou le Sénégal.</text:p>
      <text:p text:style-name="P3"/>
      <text:h text:style-name="P5" text:outline-level="2">🏢 Impact potentiel pour les géants IA / cloud (si 25 % de leurs requêtes intègrent Qto8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Acteur</text:p>
            </table:table-cell>
            <table:table-cell table:style-name="Tableau2.A1" office:value-type="string">
              <text:p text:style-name="Table_20_Heading">Réponses IA/an (est.)</text:p>
            </table:table-cell>
            <table:table-cell table:style-name="Tableau2.A1" office:value-type="string">
              <text:p text:style-name="Table_20_Heading">Économie sur 5 ans (est.)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OpenAI (via Azure)</text:span></text:p>
          </table:table-cell>
          <table:table-cell table:style-name="Tableau2.A1" office:value-type="string">
            <text:p text:style-name="Table_20_Contents">250–400 Md</text:p>
          </table:table-cell>
          <table:table-cell table:style-name="Tableau2.A1" office:value-type="string">
            <text:p text:style-name="Table_20_Contents"><text:span text:style-name="Strong_20_Emphasis">4 à 8 milliards $</text:span>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Google / DeepMind</text:span></text:p>
          </table:table-cell>
          <table:table-cell table:style-name="Tableau2.A1" office:value-type="string">
            <text:p text:style-name="Table_20_Contents">300–500 Md</text:p>
          </table:table-cell>
          <table:table-cell table:style-name="Tableau2.A1" office:value-type="string">
            <text:p text:style-name="Table_20_Contents"><text:span text:style-name="Strong_20_Emphasis">5 à 10 milliards $</text:span>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Meta (LLMs internes + IA Meta AI)</text:span></text:p>
          </table:table-cell>
          <table:table-cell table:style-name="Tableau2.A1" office:value-type="string">
            <text:p text:style-name="Table_20_Contents">150–300 Md</text:p>
          </table:table-cell>
          <table:table-cell table:style-name="Tableau2.A1" office:value-type="string">
            <text:p text:style-name="Table_20_Contents"><text:span text:style-name="Strong_20_Emphasis">2,5 à 6 milliards $</text:span>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Amazon (Alexa, Bedrock, Titan)</text:span></text:p>
          </table:table-cell>
          <table:table-cell table:style-name="Tableau2.A1" office:value-type="string">
            <text:p text:style-name="Table_20_Contents">200–350 Md</text:p>
          </table:table-cell>
          <table:table-cell table:style-name="Tableau2.A1" office:value-type="string">
            <text:p text:style-name="Table_20_Contents"><text:span text:style-name="Strong_20_Emphasis">3,5 à 7 milliards $</text:span>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Microsoft (Copilot + Azure OpenAI)</text:span></text:p>
          </table:table-cell>
          <table:table-cell table:style-name="Tableau2.A1" office:value-type="string">
            <text:p text:style-name="Table_20_Contents">300–500 Md</text:p>
          </table:table-cell>
          <table:table-cell table:style-name="Tableau2.A1" office:value-type="string">
            <text:p text:style-name="Table_20_Contents"><text:span text:style-name="Strong_20_Emphasis">5 à 10 milliards $</text:span>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NVIDIA (inference local + DGX/H100 infra)</text:span></text:p>
          </table:table-cell>
          <table:table-cell table:style-name="Tableau2.A1" office:value-type="string">
            <text:p text:style-name="Table_20_Contents">50–100 Md</text:p>
          </table:table-cell>
          <table:table-cell table:style-name="Tableau2.A1" office:value-type="string">
            <text:p text:style-name="Table_20_Contents"><text:span text:style-name="Strong_20_Emphasis">1 à 2 milliards $</text:span> (économie infra + green badge)</text:p>
          </table:table-cell>
        </table:table-row>
      </table:table>
      <text:p text:style-name="P4">💡 <text:span text:style-name="Strong_20_Emphasis">NVIDIA</text:span> pourrait aussi <text:span text:style-name="Strong_20_Emphasis">monétiser Qto8</text:span> indirectement en :</text:p>
      <text:list text:style-name="L2">
        <text:list-item>
          <text:p text:style-name="P6">Réduisant l’usure GPU de ses clients,</text:p>
        </text:list-item>
        <text:list-item>
          <text:p text:style-name="P6">Créant des <text:span text:style-name="Strong_20_Emphasis">GPU "Green AI Ready™ Certified"</text:span></text:p>
        </text:list-item>
        <text:list-item>
          <text:p text:style-name="P6"><text:soft-page-break/>Offrant des solutions d’orchestration Qto8 via <text:span text:style-name="Strong_20_Emphasis">Triton Inference Server ou TensorRT</text:span>.</text:p>
        </text:list-item>
      </text:list>
      <text:p text:style-name="P3"/>
      <text:h text:style-name="P5" text:outline-level="2">🎯 Synthèse</text:h>
      <text:list text:style-name="L3">
        <text:list-item>
          <text:p text:style-name="P7">✅ Qto8 <text:span text:style-name="Strong_20_Emphasis">répond à une pression économique, écologique et structurelle réelle</text:span>.</text:p>
        </text:list-item>
        <text:list-item>
          <text:p text:style-name="P7">♻️ Il représente un <text:span text:style-name="Strong_20_Emphasis">saut d'efficience sans précédent pour l’IA à grande échelle</text:span>.</text:p>
        </text:list-item>
        <text:list-item>
          <text:p text:style-name="P7">🧠 C’est un <text:span text:style-name="Strong_20_Emphasis">réducteur de complexité</text:span>, pas un modèle, donc il <text:span text:style-name="Strong_20_Emphasis">s’intègre facilement</text:span> à toute infrastructure.</text:p>
        </text:list-item>
        <text:list-item>
          <text:p text:style-name="P7">🏆 Sa logique <text:span text:style-name="Strong_20_Emphasis">Green AI Ready™</text:span> en fait un <text:span text:style-name="Strong_20_Emphasis">argument stratégique majeur</text:span> pour l’industrie dans les 5 prochaines années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3T14:13:48.148698400</meta:creation-date>
    <dc:date>2025-04-13T14:19:31.496984400</dc:date>
    <meta:editing-duration>PT5M43S</meta:editing-duration>
    <meta:editing-cycles>2</meta:editing-cycles>
    <meta:generator>LibreOffice/25.2.2.2$Windows_X86_64 LibreOffice_project/7370d4be9e3cf6031a51beef54ff3bda878e3fac</meta:generator>
    <meta:document-statistic meta:table-count="2" meta:image-count="0" meta:object-count="0" meta:page-count="2" meta:paragraph-count="59" meta:word-count="402" meta:character-count="2135" meta:non-whitespace-character-count="1808"/>
  </office:meta>
</office:document-meta>
</file>